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2.7cm" fo:wrap-option="wrap"/>
    </style:style>
    <style:style style:name="gr5" style:family="graphic" style:parent-style-name="standard">
      <style:graphic-properties draw:stroke="dash" draw:stroke-dash="Fine_20_Dashed" svg:stroke-color="#000000" draw:textarea-horizontal-align="center" draw:textarea-vertical-align="middl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3.4cm" fo:wrap-option="wrap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65cm" fo:min-width="2.5cm" fo:wrap-option="wrap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9cm" svg:height="4cm" svg:x="7cm" svg:y="3cm">
          <text:p/>
        </draw:rect>
        <draw:rect draw:style-name="gr1" draw:text-style-name="P1" draw:layer="layout" svg:width="3.9cm" svg:height="4cm" svg:x="10.1cm" svg:y="3cm">
          <text:p/>
        </draw:rect>
        <draw:ellipse draw:style-name="gr2" draw:text-style-name="P1" draw:layer="layout" svg:width="1.25cm" svg:height="3.464cm" svg:x="8.35cm" svg:y="3.299cm" draw:kind="arc" draw:start-angle="285.43" draw:end-angle="87.82">
          <text:p/>
        </draw:ellipse>
        <draw:ellipse draw:style-name="gr2" draw:text-style-name="P1" draw:layer="layout" svg:width="1.073cm" svg:height="3.474cm" svg:x="10.4cm" svg:y="3.299cm" draw:kind="arc" draw:start-angle="92.18" draw:end-angle="254.57">
          <text:p/>
        </draw:ellipse>
        <draw:custom-shape draw:style-name="gr3" draw:text-style-name="P2" draw:layer="layout" svg:width="0.2cm" svg:height="0.2cm" svg:x="9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9.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10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cm" svg:height="2.2cm" svg:x="3.5cm" svg:y="3cm">
          <text:p text:style-name="P3"><text:span text:style-name="T1">Subdivision points need to land on the same location to prevent cracking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6cm" svg:y1="4.2cm" svg:x2="9.7cm" svg:y2="5cm">
          <text:p/>
        </draw:line>
        <draw:custom-shape draw:style-name="gr6" draw:text-style-name="P4" draw:layer="layout" svg:width="3.9cm" svg:height="1.2cm" svg:x="10.7cm" svg:y="1.5cm">
          <text:p text:style-name="P3"><text:span text:style-name="T1">Corner points start with the same valu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1.2cm" svg:x="10.9cm" svg:y="7.3cm">
          <text:p text:style-name="P3"><text:span text:style-name="T1">Corner points start with the same valu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1.9cm" svg:x="10.9cm" svg:y="3.3cm">
          <text:p text:style-name="P3"><text:span text:style-name="T1">Opposing directions of edge walking for subdivis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3cm" svg:y1="2.9cm" svg:x2="10.8cm" svg:y2="2.5cm">
          <text:p/>
        </draw:line>
        <draw:line draw:style-name="gr5" draw:text-style-name="P1" draw:layer="layout" svg:x1="10.2cm" svg:y1="7.1cm" svg:x2="10.9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